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3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  <style:paragraph-properties style:writing-mode="lr-tb"/>
    </style:style>
    <style:style style:name="gr8" style:family="graphic" style:parent-style-name="objectwithoutfill">
      <style:graphic-properties svg:stroke-width="0.035cm" svg:stroke-color="#ea7500" draw:marker-start-width="0.252cm" draw:marker-end-width="0.252cm" draw:fill="solid" draw:fill-color="#ea75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8" style:family="paragraph">
      <loext:graphic-properties draw:fill="solid" draw:fill-color="#ea7500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2cm" svg:y1="2.1cm" svg:x2="5.2cm" svg:y2="4.1cm">
            <text:p/>
          </draw:line>
          <draw:line draw:style-name="gr1" draw:text-style-name="P1" draw:layer="layout" svg:x1="5.2cm" svg:y1="2.1cm" svg:x2="7.2cm" svg:y2="3.1cm">
            <text:p/>
          </draw:line>
          <draw:line draw:style-name="gr1" draw:text-style-name="P1" draw:layer="layout" svg:x1="5.2cm" svg:y1="4.1cm" svg:x2="7.2cm" svg:y2="3.1cm">
            <text:p/>
          </draw:line>
          <draw:frame draw:style-name="gr2" draw:text-style-name="P2" draw:layer="layout" svg:width="0.832cm" svg:height="0.878cm" svg:x="5.089cm" svg:y="2.1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5.14cm" svg:y="3.1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4.7cm" svg:y1="2.6cm" svg:x2="5.2cm" svg:y2="2.6cm">
            <text:p/>
          </draw:line>
          <draw:line draw:style-name="gr1" draw:text-style-name="P1" draw:layer="layout" svg:x1="4.7cm" svg:y1="3.6cm" svg:x2="5.2cm" svg:y2="3.6cm">
            <text:p/>
          </draw:line>
          <draw:line draw:style-name="gr1" draw:text-style-name="P1" draw:layer="layout" svg:x1="7.2cm" svg:y1="3.1cm" svg:x2="7.7cm" svg:y2="3.1cm">
            <text:p/>
          </draw:line>
        </draw:g>
        <draw:g>
          <draw:line draw:style-name="gr4" draw:text-style-name="P1" draw:layer="layout" svg:x1="0.9cm" svg:y1="3.2cm" svg:x2="0.9cm" svg:y2="2.8cm">
            <text:p/>
          </draw:line>
          <draw:line draw:style-name="gr4" draw:text-style-name="P1" draw:layer="layout" svg:x1="0.901cm" svg:y1="2.8cm" svg:x2="1.101cm" svg:y2="2.7cm">
            <text:p/>
          </draw:line>
          <draw:line draw:style-name="gr4" draw:text-style-name="P1" draw:layer="layout" svg:x1="0.701cm" svg:y1="2.499cm" svg:x2="1.101cm" svg:y2="2.699cm">
            <text:p/>
          </draw:line>
          <draw:line draw:style-name="gr4" draw:text-style-name="P1" draw:layer="layout" svg:x1="0.7cm" svg:y1="2.499cm" svg:x2="1.1cm" svg:y2="2.299cm">
            <text:p/>
          </draw:line>
          <draw:line draw:style-name="gr4" draw:text-style-name="P1" draw:layer="layout" svg:x1="0.7cm" svg:y1="2.099cm" svg:x2="1.1cm" svg:y2="2.299cm">
            <text:p/>
          </draw:line>
          <draw:line draw:style-name="gr4" draw:text-style-name="P1" draw:layer="layout" svg:x1="0.7cm" svg:y1="2.099cm" svg:x2="1.1cm" svg:y2="1.899cm">
            <text:p/>
          </draw:line>
          <draw:line draw:style-name="gr4" draw:text-style-name="P1" draw:layer="layout" svg:x1="0.7cm" svg:y1="1.699cm" svg:x2="1.1cm" svg:y2="1.899cm">
            <text:p/>
          </draw:line>
          <draw:line draw:style-name="gr4" draw:text-style-name="P1" draw:layer="layout" svg:x1="0.7cm" svg:y1="1.699cm" svg:x2="0.9cm" svg:y2="1.599cm">
            <text:p/>
          </draw:line>
          <draw:line draw:style-name="gr4" draw:text-style-name="P1" draw:layer="layout" svg:x1="0.9cm" svg:y1="1.599cm" svg:x2="0.9cm" svg:y2="1.199cm">
            <text:p/>
          </draw:line>
        </draw:g>
        <draw:g>
          <draw:path draw:style-name="gr5" draw:text-style-name="P1" draw:layer="layout" svg:width="0.799cm" svg:height="-0.001cm" svg:x="1.8cm" svg:y="2.4cm" svg:viewBox="0 0 800 0" svg:d="M0 0c200 0 600 0 800 0">
            <text:p/>
          </draw:path>
          <draw:path draw:style-name="gr5" draw:text-style-name="P1" draw:layer="layout" svg:width="0.799cm" svg:height="0cm" svg:x="1.8cm" svg:y="2cm" svg:viewBox="0 0 800 0" svg:d="M0 0c200 0 600 0 800 0">
            <text:p/>
          </draw:path>
          <draw:path draw:style-name="gr5" draw:text-style-name="P1" draw:layer="layout" svg:width="-0.001cm" svg:height="0.799cm" draw:transform="rotate (-3.14159265358979) translate (2.1998132752231cm 2.00041421356237cm)" svg:viewBox="0 0 0 800" svg:d="M0 800c0-267 0-533 0-800">
            <text:p/>
          </draw:path>
          <draw:path draw:style-name="gr5" draw:text-style-name="P1" draw:layer="layout" svg:width="-0.001cm" svg:height="0.799cm" svg:x="2.2cm" svg:y="2.4cm" svg:viewBox="0 0 0 800" svg:d="M0 0c0 267 0 533 0 800">
            <text:p/>
          </draw:path>
        </draw:g>
        <draw:g>
          <draw:line draw:style-name="gr4" draw:text-style-name="P1" draw:layer="layout" svg:x1="3.999cm" svg:y1="1.201cm" svg:x2="4.399cm" svg:y2="1.201cm">
            <text:p/>
          </draw:line>
          <draw:line draw:style-name="gr4" draw:text-style-name="P1" draw:layer="layout" svg:x1="4.399cm" svg:y1="1.2cm" svg:x2="4.499cm" svg:y2="1.4cm">
            <text:p/>
          </draw:line>
          <draw:line draw:style-name="gr4" draw:text-style-name="P1" draw:layer="layout" svg:x1="4.699cm" svg:y1="1cm" svg:x2="4.499cm" svg:y2="1.4cm">
            <text:p/>
          </draw:line>
          <draw:line draw:style-name="gr4" draw:text-style-name="P1" draw:layer="layout" svg:x1="4.699cm" svg:y1="1cm" svg:x2="4.899cm" svg:y2="1.4cm">
            <text:p/>
          </draw:line>
          <draw:line draw:style-name="gr4" draw:text-style-name="P1" draw:layer="layout" svg:x1="5.1cm" svg:y1="1cm" svg:x2="4.9cm" svg:y2="1.4cm">
            <text:p/>
          </draw:line>
          <draw:line draw:style-name="gr4" draw:text-style-name="P1" draw:layer="layout" svg:x1="5.1cm" svg:y1="1cm" svg:x2="5.3cm" svg:y2="1.4cm">
            <text:p/>
          </draw:line>
          <draw:line draw:style-name="gr4" draw:text-style-name="P1" draw:layer="layout" svg:x1="5.5cm" svg:y1="1cm" svg:x2="5.3cm" svg:y2="1.4cm">
            <text:p/>
          </draw:line>
          <draw:line draw:style-name="gr4" draw:text-style-name="P1" draw:layer="layout" svg:x1="5.5cm" svg:y1="1cm" svg:x2="5.6cm" svg:y2="1.2cm">
            <text:p/>
          </draw:line>
          <draw:line draw:style-name="gr4" draw:text-style-name="P1" draw:layer="layout" svg:x1="5.6cm" svg:y1="1.2cm" svg:x2="6cm" svg:y2="1.2cm">
            <text:p/>
          </draw:line>
        </draw:g>
        <draw:g>
          <draw:path draw:style-name="gr5" draw:text-style-name="P1" draw:layer="layout" svg:width="0.799cm" svg:height="-0.001cm" draw:transform="rotate (1.5707963267949) translate (7.19972455918762cm 1.59989398386293cm)" svg:viewBox="0 0 800 0" svg:d="M0 0c200 0 600 0 800 0">
            <text:p/>
          </draw:path>
          <draw:path draw:style-name="gr5" draw:text-style-name="P1" draw:layer="layout" svg:width="0.799cm" svg:height="-0.001cm" draw:transform="rotate (1.5707963267949) translate (6.79972455918762cm 1.59989398386293cm)" svg:viewBox="0 0 800 0" svg:d="M0 0c200 0 600 0 800 0">
            <text:p/>
          </draw:path>
          <draw:path draw:style-name="gr5" draw:text-style-name="P1" draw:layer="layout" svg:width="0cm" svg:height="0.799cm" draw:transform="rotate (1.5707963267949) translate (5.99972455918763cm 1.19989398386293cm)" svg:viewBox="0 0 0 800" svg:d="M0 0c0 267 0 533 0 800">
            <text:p/>
          </draw:path>
          <draw:path draw:style-name="gr5" draw:text-style-name="P1" draw:layer="layout" svg:width="-0.001cm" svg:height="0.799cm" draw:transform="rotate (-1.5707963267949) translate (7.99972455918762cm 1.19989398386293cm)" svg:viewBox="0 0 0 800" svg:d="M0 800c0-267 0-533 0-800">
            <text:p/>
          </draw:path>
        </draw:g>
        <draw:g>
          <draw:line draw:style-name="gr4" draw:text-style-name="P1" draw:layer="layout" svg:x1="4.999cm" svg:y1="4.9cm" svg:x2="5.399cm" svg:y2="4.9cm">
            <text:p/>
          </draw:line>
          <draw:line draw:style-name="gr4" draw:text-style-name="P1" draw:layer="layout" svg:x1="5.4cm" svg:y1="4.901cm" svg:x2="5.5cm" svg:y2="5.101cm">
            <text:p/>
          </draw:line>
          <draw:line draw:style-name="gr4" draw:text-style-name="P1" draw:layer="layout" svg:x1="5.7cm" svg:y1="4.701cm" svg:x2="5.5cm" svg:y2="5.101cm">
            <text:p/>
          </draw:line>
          <draw:line draw:style-name="gr4" draw:text-style-name="P1" draw:layer="layout" svg:x1="5.699cm" svg:y1="4.7cm" svg:x2="5.899cm" svg:y2="5.1cm">
            <text:p/>
          </draw:line>
          <draw:line draw:style-name="gr4" draw:text-style-name="P1" draw:layer="layout" svg:x1="6.1cm" svg:y1="4.7cm" svg:x2="5.9cm" svg:y2="5.1cm">
            <text:p/>
          </draw:line>
          <draw:line draw:style-name="gr4" draw:text-style-name="P1" draw:layer="layout" svg:x1="6.1cm" svg:y1="4.7cm" svg:x2="6.3cm" svg:y2="5.1cm">
            <text:p/>
          </draw:line>
          <draw:line draw:style-name="gr4" draw:text-style-name="P1" draw:layer="layout" svg:x1="6.5cm" svg:y1="4.7cm" svg:x2="6.3cm" svg:y2="5.1cm">
            <text:p/>
          </draw:line>
          <draw:line draw:style-name="gr4" draw:text-style-name="P1" draw:layer="layout" svg:x1="6.5cm" svg:y1="4.7cm" svg:x2="6.6cm" svg:y2="4.9cm">
            <text:p/>
          </draw:line>
          <draw:line draw:style-name="gr4" draw:text-style-name="P1" draw:layer="layout" svg:x1="6.6cm" svg:y1="4.9cm" svg:x2="7cm" svg:y2="4.9cm">
            <text:p/>
          </draw:line>
        </draw:g>
        <draw:g>
          <draw:line draw:style-name="gr4" draw:text-style-name="P1" draw:layer="layout" svg:x1="4.701cm" svg:y1="6.899cm" svg:x2="4.701cm" svg:y2="6.499cm">
            <text:p/>
          </draw:line>
          <draw:line draw:style-name="gr4" draw:text-style-name="P1" draw:layer="layout" svg:x1="4.7cm" svg:y1="6.5cm" svg:x2="4.9cm" svg:y2="6.4cm">
            <text:p/>
          </draw:line>
          <draw:line draw:style-name="gr4" draw:text-style-name="P1" draw:layer="layout" svg:x1="4.5cm" svg:y1="6.2cm" svg:x2="4.9cm" svg:y2="6.4cm">
            <text:p/>
          </draw:line>
          <draw:line draw:style-name="gr4" draw:text-style-name="P1" draw:layer="layout" svg:x1="4.5cm" svg:y1="6.199cm" svg:x2="4.9cm" svg:y2="5.999cm">
            <text:p/>
          </draw:line>
          <draw:line draw:style-name="gr4" draw:text-style-name="P1" draw:layer="layout" svg:x1="4.5cm" svg:y1="5.799cm" svg:x2="4.9cm" svg:y2="5.999cm">
            <text:p/>
          </draw:line>
          <draw:line draw:style-name="gr4" draw:text-style-name="P1" draw:layer="layout" svg:x1="4.5cm" svg:y1="5.799cm" svg:x2="4.9cm" svg:y2="5.599cm">
            <text:p/>
          </draw:line>
          <draw:line draw:style-name="gr4" draw:text-style-name="P1" draw:layer="layout" svg:x1="4.5cm" svg:y1="5.399cm" svg:x2="4.9cm" svg:y2="5.599cm">
            <text:p/>
          </draw:line>
          <draw:line draw:style-name="gr4" draw:text-style-name="P1" draw:layer="layout" svg:x1="4.5cm" svg:y1="5.399cm" svg:x2="4.7cm" svg:y2="5.299cm">
            <text:p/>
          </draw:line>
          <draw:line draw:style-name="gr4" draw:text-style-name="P1" draw:layer="layout" svg:x1="4.7cm" svg:y1="5.299cm" svg:x2="4.7cm" svg:y2="4.899cm">
            <text:p/>
          </draw:line>
        </draw:g>
        <draw:line draw:style-name="gr1" draw:text-style-name="P1" draw:layer="layout" svg:x1="8cm" svg:y1="3.1cm" svg:x2="7.7cm" svg:y2="3.1cm">
          <text:p/>
        </draw:line>
        <draw:line draw:style-name="gr1" draw:text-style-name="P1" draw:layer="layout" svg:x1="8cm" svg:y1="1.2cm" svg:x2="8cm" svg:y2="3.1cm">
          <text:p/>
        </draw:line>
        <draw:line draw:style-name="gr1" draw:text-style-name="P1" draw:layer="layout" svg:x1="4.7cm" svg:y1="3.6cm" svg:x2="4.7cm" svg:y2="4.9cm">
          <text:p/>
        </draw:line>
        <draw:line draw:style-name="gr1" draw:text-style-name="P1" draw:layer="layout" svg:x1="4.7cm" svg:y1="2.6cm" svg:x2="4.4cm" svg:y2="2.6cm">
          <text:p/>
        </draw:line>
        <draw:line draw:style-name="gr1" draw:text-style-name="P1" draw:layer="layout" svg:x1="9.9cm" svg:y1="3.1cm" svg:x2="8cm" svg:y2="3.1cm">
          <text:p/>
        </draw:line>
        <draw:frame draw:style-name="gr6" draw:text-style-name="P6" draw:layer="layout" svg:width="0.862cm" svg:height="0.569cm" svg:x="4.538cm" svg:y="0.5cm">
          <draw:text-box>
            <text:p text:style-name="P5"><text:span text:style-name="T2">R1</text:span></text:p>
          </draw:text-box>
        </draw:frame>
        <draw:frame draw:style-name="gr6" draw:text-style-name="P6" draw:layer="layout" svg:width="0.862cm" svg:height="0.569cm" svg:x="6.6cm" svg:y="0.231cm">
          <draw:text-box>
            <text:p text:style-name="P5"><text:span text:style-name="T2">C1</text:span></text:p>
          </draw:text-box>
        </draw:frame>
        <draw:frame draw:style-name="gr6" draw:text-style-name="P6" draw:layer="layout" svg:width="0.862cm" svg:height="0.569cm" svg:x="2.438cm" svg:y="1.931cm">
          <draw:text-box>
            <text:p text:style-name="P5"><text:span text:style-name="T2">C2</text:span></text:p>
          </draw:text-box>
        </draw:frame>
        <draw:frame draw:style-name="gr6" draw:text-style-name="P6" draw:layer="layout" svg:width="0.862cm" svg:height="0.569cm" svg:x="-0.062cm" svg:y="1.931cm">
          <draw:text-box>
            <text:p text:style-name="P5"><text:span text:style-name="T2">R2</text:span></text:p>
          </draw:text-box>
        </draw:frame>
        <draw:frame draw:style-name="gr6" draw:text-style-name="P6" draw:layer="layout" svg:width="0.862cm" svg:height="0.569cm" svg:x="4.938cm" svg:y="5.8cm">
          <draw:text-box>
            <text:p text:style-name="P5"><text:span text:style-name="T2">R4</text:span></text:p>
          </draw:text-box>
        </draw:frame>
        <draw:frame draw:style-name="gr6" draw:text-style-name="P6" draw:layer="layout" svg:width="0.862cm" svg:height="0.569cm" svg:x="5.838cm" svg:y="5.2cm">
          <draw:text-box>
            <text:p text:style-name="P5"><text:span text:style-name="T2">R3</text:span></text:p>
          </draw:text-box>
        </draw:frame>
        <draw:frame draw:style-name="gr7" draw:text-style-name="P7" draw:layer="layout" svg:width="1.92cm" svg:height="0.725cm" svg:x="8.18cm" svg:y="2.5cm">
          <draw:text-box>
            <text:p><text:span text:style-name="T3">SINE_OUT</text:span></text:p>
          </draw:text-box>
        </draw:frame>
        <draw:g>
          <draw:path draw:style-name="gr8" draw:text-style-name="P8" draw:layer="layout" svg:width="0.602cm" svg:height="0.299cm" draw:transform="rotate (1.5707963267949) translate (10.1cm 3.10099667774086cm)" svg:viewBox="0 0 603 300" svg:d="M0 0c603 0 603 150 603 150 0 0 0 150-599 150">
            <text:p/>
          </draw:path>
          <draw:path draw:style-name="gr8" draw:text-style-name="P8" draw:layer="layout" svg:width="0.602cm" svg:height="0.299cm" draw:transform="rotate (-1.5707963267949) translate (10.6992835444479cm 3.09688289595704cm)" svg:viewBox="0 0 603 300" svg:d="M0 0c603 0 603 150 603 150 0 0 0 150-599 150">
            <text:p/>
          </draw:path>
        </draw:g>
        <draw:custom-shape draw:style-name="gr9" draw:text-style-name="P9" draw:layer="layout" svg:width="0.2cm" svg:height="0.2cm" svg:x="3.6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7.9cm" svg:y="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.2cm" svg:y1="3.5cm" svg:x2="2cm" svg:y2="3.5cm">
            <text:p/>
          </draw:line>
          <draw:line draw:style-name="gr1" draw:text-style-name="P1" draw:layer="layout" svg:x1="1.3cm" svg:y1="3.7cm" svg:x2="1.9cm" svg:y2="3.7cm">
            <text:p/>
          </draw:line>
          <draw:line draw:style-name="gr1" draw:text-style-name="P1" draw:layer="layout" svg:x1="1.4cm" svg:y1="3.9cm" svg:x2="1.8cm" svg:y2="3.9cm">
            <text:p/>
          </draw:line>
          <draw:line draw:style-name="gr1" draw:text-style-name="P1" draw:layer="layout" svg:x1="1.6cm" svg:y1="3.5cm" svg:x2="1.6cm" svg:y2="3.2cm">
            <text:p/>
          </draw:line>
        </draw:g>
        <draw:line draw:style-name="gr1" draw:text-style-name="P1" draw:layer="layout" svg:x1="2.2cm" svg:y1="3.2cm" svg:x2="0.9cm" svg:y2="3.2cm">
          <text:p/>
        </draw:line>
        <draw:line draw:style-name="gr1" draw:text-style-name="P1" draw:layer="layout" svg:x1="4cm" svg:y1="1.2cm" svg:x2="0.9cm" svg:y2="1.2cm">
          <text:p/>
        </draw:line>
        <draw:line draw:style-name="gr1" draw:text-style-name="P1" draw:layer="layout" svg:x1="4.4cm" svg:y1="2.6cm" svg:x2="3.7cm" svg:y2="2.6cm">
          <text:p/>
        </draw:line>
        <draw:line draw:style-name="gr1" draw:text-style-name="P1" draw:layer="layout" svg:x1="3.7cm" svg:y1="1.2cm" svg:x2="3.7cm" svg:y2="2.6cm">
          <text:p/>
        </draw:line>
        <draw:g>
          <draw:line draw:style-name="gr1" draw:text-style-name="P1" draw:layer="layout" svg:x1="4.3cm" svg:y1="7.2cm" svg:x2="5.1cm" svg:y2="7.2cm">
            <text:p/>
          </draw:line>
          <draw:line draw:style-name="gr1" draw:text-style-name="P1" draw:layer="layout" svg:x1="4.4cm" svg:y1="7.4cm" svg:x2="5cm" svg:y2="7.4cm">
            <text:p/>
          </draw:line>
          <draw:line draw:style-name="gr1" draw:text-style-name="P1" draw:layer="layout" svg:x1="4.5cm" svg:y1="7.6cm" svg:x2="4.9cm" svg:y2="7.6cm">
            <text:p/>
          </draw:line>
          <draw:line draw:style-name="gr1" draw:text-style-name="P1" draw:layer="layout" svg:x1="4.7cm" svg:y1="7.2cm" svg:x2="4.7cm" svg:y2="6.9cm">
            <text:p/>
          </draw:line>
        </draw:g>
        <draw:custom-shape draw:style-name="gr9" draw:text-style-name="P9" draw:layer="layout" svg:width="0.2cm" svg:height="0.2cm" svg:x="2.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cm" svg:y1="4.9cm" svg:x2="4.7cm" svg:y2="4.9cm">
          <text:p/>
        </draw:line>
        <draw:line draw:style-name="gr1" draw:text-style-name="P1" draw:layer="layout" svg:x1="7.6cm" svg:y1="4.9cm" svg:x2="7cm" svg:y2="4.9cm">
          <text:p/>
        </draw:line>
        <draw:line draw:style-name="gr1" draw:text-style-name="P1" draw:layer="layout" svg:x1="7.6cm" svg:y1="3.1cm" svg:x2="7.6cm" svg:y2="4.9cm">
          <text:p/>
        </draw:line>
        <draw:custom-shape draw:style-name="gr9" draw:text-style-name="P9" draw:layer="layout" svg:width="0.2cm" svg:height="0.2cm" svg:x="7.5cm" svg:y="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4.6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30T19:51:02.837000000</meta:creation-date>
    <dc:date>2021-05-01T11:01:25.510000000</dc:date>
    <meta:editing-duration>PT11M3S</meta:editing-duration>
    <meta:editing-cycles>10</meta:editing-cycles>
    <meta:generator>LibreOffice/6.4.4.2$Windows_X86_64 LibreOffice_project/3d775be2011f3886db32dfd395a6a6d1ca2630ff</meta:generator>
    <meta:document-statistic meta:object-count="96"/>
  </office:meta>
</office:document-meta>
</file>